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902in" svg:height="6.1488in" svg:x="4.2996in" svg:y="1.5583in">
            <draw:object draw:notify-on-update-of-ranges="Sheet1.A1:Sheet1.A1 Sheet1.A2:Sheet1.A147 Sheet1.B1:Sheet1.B1 Sheet1.B2:Sheet1.B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Weeks</text:p>
          </table:table-cell>
          <table:table-cell office:value-type="string" calcext:value-type="string">
            <text:p>FVC mL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62.90266946554" calcext:value-type="float">
            <text:p>3062.9026694655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058.98467380405" calcext:value-type="float">
            <text:p>3058.984673804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55.06674528122" calcext:value-type="float">
            <text:p>3055.066745281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51.14881675839" calcext:value-type="float">
            <text:p>3051.1488167583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47.23088823557" calcext:value-type="float">
            <text:p>3047.2308882355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43.31295971274" calcext:value-type="float">
            <text:p>3043.3129597127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39.39503118992" calcext:value-type="float">
            <text:p>3039.3950311899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035.47703552842" calcext:value-type="float">
            <text:p>3035.4770355284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31.55917414427" calcext:value-type="float">
            <text:p>3031.5591741442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027.64124562144" calcext:value-type="float">
            <text:p>3027.6412456214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023.72338423729" calcext:value-type="float">
            <text:p>3023.723384237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019.80538857579" calcext:value-type="float">
            <text:p>3019.80538857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5.88752719164" calcext:value-type="float">
            <text:p>3015.88752719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1.96953153014" calcext:value-type="float">
            <text:p>3011.96953153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8.05160300732" calcext:value-type="float">
            <text:p>3008.05160300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4.13367448449" calcext:value-type="float">
            <text:p>3004.13367448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.21574596167" calcext:value-type="float">
            <text:p>3000.21574596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6.29781743884" calcext:value-type="float">
            <text:p>2996.29781743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88.46202753186" calcext:value-type="float">
            <text:p>2988.46202753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4.54403187037" calcext:value-type="float">
            <text:p>2984.54403187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0.62603620887" calcext:value-type="float">
            <text:p>2980.62603620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76.73576881886" calcext:value-type="float">
            <text:p>2976.735768818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72.89363985658" calcext:value-type="float">
            <text:p>2972.893639856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9.06675137281" calcext:value-type="float">
            <text:p>2969.066751372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65.23986288905" calcext:value-type="float">
            <text:p>2965.23986288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61.4131758213" calcext:value-type="float">
            <text:p>2961.4131758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57.58635447621" calcext:value-type="float">
            <text:p>2957.586354476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53.75953313112" calcext:value-type="float">
            <text:p>2953.75953313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49.93264464736" calcext:value-type="float">
            <text:p>2949.932644647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46.10589044094" calcext:value-type="float">
            <text:p>2946.10589044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42.27906909585" calcext:value-type="float">
            <text:p>2942.27906909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8.45224775076" calcext:value-type="float">
            <text:p>2938.45224775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4.62542640567" calcext:value-type="float">
            <text:p>2934.625426405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30.79860506058" calcext:value-type="float">
            <text:p>2930.79860506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26.97185085416" calcext:value-type="float">
            <text:p>2926.971850854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23.1449623704" calcext:value-type="float">
            <text:p>2923.1449623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9.3181410253" calcext:value-type="float">
            <text:p>2919.3181410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15.49131968021" calcext:value-type="float">
            <text:p>2915.491319680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11.66443119645" calcext:value-type="float">
            <text:p>2911.664431196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07.83767699003" calcext:value-type="float">
            <text:p>2907.83767699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4.01085564494" calcext:value-type="float">
            <text:p>2904.010855644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0.18410143852" calcext:value-type="float">
            <text:p>2900.184101438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96.35721295476" calcext:value-type="float">
            <text:p>2896.35721295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92.530324471" calcext:value-type="float">
            <text:p>2892.5303244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88.70357026458" calcext:value-type="float">
            <text:p>2888.703570264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84.87674891949" calcext:value-type="float">
            <text:p>2884.876748919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81.04999471307" calcext:value-type="float">
            <text:p>2881.04999471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77.22297195196" calcext:value-type="float">
            <text:p>2877.22297195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3.39628488421" calcext:value-type="float">
            <text:p>2873.39628488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69.5695306778" calcext:value-type="float">
            <text:p>2869.5695306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65.74264219403" calcext:value-type="float">
            <text:p>2865.74264219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61.91575371027" calcext:value-type="float">
            <text:p>2861.915753710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58.08899950385" calcext:value-type="float">
            <text:p>2858.088999503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54.26204388142" calcext:value-type="float">
            <text:p>2854.26204388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50.43535681367" calcext:value-type="float">
            <text:p>2850.435356813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6.60853546858" calcext:value-type="float">
            <text:p>2846.60853546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42.78171412349" calcext:value-type="float">
            <text:p>2842.781714123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8.9548927784" calcext:value-type="float">
            <text:p>2838.9548927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35.12807143331" calcext:value-type="float">
            <text:p>2835.128071433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31.30125008821" calcext:value-type="float">
            <text:p>2831.301250088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7.47436160445" calcext:value-type="float">
            <text:p>2827.474361604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23.64760739803" calcext:value-type="float">
            <text:p>2823.647607398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19.82078605294" calcext:value-type="float">
            <text:p>2819.820786052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5.99396470785" calcext:value-type="float">
            <text:p>2815.993964707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12.16714336276" calcext:value-type="float">
            <text:p>2812.167143362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08.42263402939" calcext:value-type="float">
            <text:p>2808.422634029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04.78333099484" calcext:value-type="float">
            <text:p>2804.783330994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1.14396082163" calcext:value-type="float">
            <text:p>2801.143960821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97.50472492576" calcext:value-type="float">
            <text:p>2797.504724925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93.86528761387" calcext:value-type="float">
            <text:p>2793.865287613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90.22598457933" calcext:value-type="float">
            <text:p>2790.225984579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86.58668154478" calcext:value-type="float">
            <text:p>2786.586681544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82.98437191844" calcext:value-type="float">
            <text:p>2782.984371918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79.45584769249" calcext:value-type="float">
            <text:p>2779.455847692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75.92739060521" calcext:value-type="float">
            <text:p>2775.927390605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72.39879924059" calcext:value-type="float">
            <text:p>2772.398799240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68.87034215331" calcext:value-type="float">
            <text:p>2768.87034215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65.34181792736" calcext:value-type="float">
            <text:p>2765.341817927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61.81322656274" calcext:value-type="float">
            <text:p>2761.813226562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58.28476947546" calcext:value-type="float">
            <text:p>2758.284769475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54.75624524951" calcext:value-type="float">
            <text:p>2754.756245249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51.22778816223" calcext:value-type="float">
            <text:p>2751.227788162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47.69919679761" calcext:value-type="float">
            <text:p>2747.699196797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44.17060543299" calcext:value-type="float">
            <text:p>2744.170605432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40.64221548438" calcext:value-type="float">
            <text:p>2740.642215484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37.11369125843" calcext:value-type="float">
            <text:p>2737.113691258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33.58516703248" calcext:value-type="float">
            <text:p>2733.585167032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30.05657566786" calcext:value-type="float">
            <text:p>2730.056575667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26.52818571925" calcext:value-type="float">
            <text:p>2726.528185719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22.99959435463" calcext:value-type="float">
            <text:p>2722.999594354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19.47113726735" calcext:value-type="float">
            <text:p>2719.47113726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15.9426130414" calcext:value-type="float">
            <text:p>2715.94261304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12.41415595412" calcext:value-type="float">
            <text:p>2712.414155954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08.88563172817" calcext:value-type="float">
            <text:p>2708.885631728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05.35704036355" calcext:value-type="float">
            <text:p>2705.357040363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01.8285161376" calcext:value-type="float">
            <text:p>2701.82851613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98.30005905032" calcext:value-type="float">
            <text:p>2698.300059050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94.77153482437" calcext:value-type="float">
            <text:p>2694.771534824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91.24301059842" calcext:value-type="float">
            <text:p>2691.24301059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87.71455351114" calcext:value-type="float">
            <text:p>2687.71455351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84.18596214652" calcext:value-type="float">
            <text:p>2684.185962146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80.65750505924" calcext:value-type="float">
            <text:p>2680.657505059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77.12898083329" calcext:value-type="float">
            <text:p>2677.128980833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73.60052374601" calcext:value-type="float">
            <text:p>2673.600523746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70.07199952006" calcext:value-type="float">
            <text:p>2670.071999520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66.54340815544" calcext:value-type="float">
            <text:p>2666.543408155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63.01495106816" calcext:value-type="float">
            <text:p>2663.014951068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59.48642684221" calcext:value-type="float">
            <text:p>2659.486426842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55.95790261626" calcext:value-type="float">
            <text:p>2655.957902616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52.42937839031" calcext:value-type="float">
            <text:p>2652.429378390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48.90092130303" calcext:value-type="float">
            <text:p>2648.900921303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5.37232993841" calcext:value-type="float">
            <text:p>2645.372329938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41.84387285113" calcext:value-type="float">
            <text:p>2641.84387285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38.31534862518" calcext:value-type="float">
            <text:p>2638.315348625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34.89592474103" calcext:value-type="float">
            <text:p>2634.89592474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31.47952209711" calcext:value-type="float">
            <text:p>2631.479522097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28.06305231452" calcext:value-type="float">
            <text:p>2628.063052314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24.64658253193" calcext:value-type="float">
            <text:p>2624.646582531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21.23011274934" calcext:value-type="float">
            <text:p>2621.230112749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17.81364296675" calcext:value-type="float">
            <text:p>2617.81364296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14.39717318416" calcext:value-type="float">
            <text:p>2614.397173184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10.98070340157" calcext:value-type="float">
            <text:p>2610.980703401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07.56430075765" calcext:value-type="float">
            <text:p>2607.564300757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04.14776383638" calcext:value-type="float">
            <text:p>2604.147763836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00.73129405379" calcext:value-type="float">
            <text:p>2600.731294053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97.31489140987" calcext:value-type="float">
            <text:p>2597.314891409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93.89828734994" calcext:value-type="float">
            <text:p>2593.898287349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90.48188470602" calcext:value-type="float">
            <text:p>2590.481884706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87.07702991366" calcext:value-type="float">
            <text:p>2587.077029913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83.71950788498" calcext:value-type="float">
            <text:p>2583.71950788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80.34459694028" calcext:value-type="float">
            <text:p>2580.344596940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76.96961885691" calcext:value-type="float">
            <text:p>2576.969618856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73.59470791221" calcext:value-type="float">
            <text:p>2573.594707912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70.21972982883" calcext:value-type="float">
            <text:p>2570.219729828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6.8723457396" calcext:value-type="float">
            <text:p>2566.87234573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3.56511057615" calcext:value-type="float">
            <text:p>2563.56511057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0.25780827403" calcext:value-type="float">
            <text:p>2560.257808274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6.95050597191" calcext:value-type="float">
            <text:p>2556.950505971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3.64320366979" calcext:value-type="float">
            <text:p>2553.643203669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0.33596850634" calcext:value-type="float">
            <text:p>2550.335968506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47.02859906554" calcext:value-type="float">
            <text:p>2547.028599065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43.72129676342" calcext:value-type="float">
            <text:p>2543.72129676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40.4139944613" calcext:value-type="float">
            <text:p>2540.41399446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37.10669215918" calcext:value-type="float">
            <text:p>2537.106692159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33.79945699573" calcext:value-type="float">
            <text:p>2533.79945699573</text:p>
          </table:table-cell>
        </table:table-row>
      </table:table>
      <table:named-expressions/>
      <table:database-ranges>
        <table:database-range table:name="__Anonymous_Sheet_DB__0" table:target-range-address="Sheet1.B2:Sheet1.B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1:17:19.158186702</meta:creation-date>
    <dc:date>2020-12-06T11:51:07.134045556</dc:date>
    <meta:editing-duration>PT13M14S</meta:editing-duration>
    <meta:editing-cycles>2</meta:editing-cycles>
    <meta:generator>LibreOffice/6.4.6.2$Linux_X86_64 LibreOffice_project/40$Build-2</meta:generator>
    <meta:document-statistic meta:table-count="1" meta:cell-count="2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5cm" svg:height="15.619cm" xlink:href=".." xlink:type="simple" chart:class="chart:scatter" chart:style-name="ch1">
        <chart:title svg:x="7.996cm" svg:y="0.448cm" chart:style-name="ch2">
          <text:p>Lung Function Decline</text:p>
        </chart:title>
        <chart:legend chart:legend-position="end" svg:x="18.525cm" svg:y="7.51cm" style:legend-expansion="high" chart:style-name="ch3"/>
        <chart:plot-area chart:style-name="ch4" table:cell-range-address="Sheet1.A1:Sheet1.B147" chart:data-source-has-labels="row" svg:x="1.422cm" svg:y="1.539cm" svg:width="16.692cm" svg:height="12.787cm">
          <chartooo:coordinate-region svg:x="1.66cm" svg:y="1.738cm" svg:width="16.174cm" svg:height="11.941cm"/>
          <chart:axis chart:dimension="x" chart:name="primary-x" chart:style-name="ch5">
            <chart:title svg:x="9.221cm" svg:y="14.638cm" chart:style-name="ch6">
              <text:p>Weeks</text:p>
            </chart:title>
          </chart:axis>
          <chart:axis chart:dimension="y" chart:name="primary-y" chart:style-name="ch5">
            <chart:title svg:x="0.451cm" svg:y="9.894cm" chart:style-name="ch7">
              <text:p>Forced Vital Capacity (mL)</text:p>
            </chart:title>
            <chart:grid chart:style-name="ch8" chart:class="major"/>
          </chart:axis>
          <chart:series chart:style-name="ch9" chart:values-cell-range-address="Sheet1.B2:Sheet1.B147" chart:label-cell-address="Sheet1.B1:Sheet1.B1" chart:class="chart:scatter">
            <chart:domain table:cell-range-address="Sheet1.A2:Sheet1.A147"/>
            <chart:data-point chart:repeated="1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VC m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A2:Sheet1.A147</svg:desc>
                </draw:g>
              </table:table-cell>
              <table:table-cell office:value-type="float" office:value="3062.90266946554">
                <text:p>3062.90266946554</text:p>
                <draw:g>
                  <svg:desc>Sheet1.B2:Sheet1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3058.98467380405">
                <text:p>3058.98467380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3055.06674528122">
                <text:p>3055.06674528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3051.14881675839">
                <text:p>3051.14881675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3047.23088823557">
                <text:p>3047.23088823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3043.31295971274">
                <text:p>3043.31295971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3039.39503118992">
                <text:p>3039.39503118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3035.47703552842">
                <text:p>3035.47703552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3031.55917414427">
                <text:p>3031.55917414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3027.64124562144">
                <text:p>3027.64124562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3023.72338423729">
                <text:p>3023.72338423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3019.80538857579">
                <text:p>3019.80538857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015.88752719164">
                <text:p>3015.88752719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011.96953153014">
                <text:p>3011.96953153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008.05160300732">
                <text:p>3008.05160300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004.13367448449">
                <text:p>3004.13367448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000.21574596167">
                <text:p>3000.21574596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996.29781743884">
                <text:p>2996.29781743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988.46202753186">
                <text:p>2988.46202753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984.54403187037">
                <text:p>2984.5440318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980.62603620887">
                <text:p>2980.62603620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976.73576881886">
                <text:p>2976.73576881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972.89363985658">
                <text:p>2972.89363985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969.06675137281">
                <text:p>2969.06675137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965.23986288905">
                <text:p>2965.23986288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961.4131758213">
                <text:p>2961.4131758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957.58635447621">
                <text:p>2957.58635447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953.75953313112">
                <text:p>2953.75953313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949.93264464736">
                <text:p>2949.93264464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946.10589044094">
                <text:p>2946.10589044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942.27906909585">
                <text:p>2942.27906909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938.45224775076">
                <text:p>2938.45224775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934.62542640567">
                <text:p>2934.62542640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930.79860506058">
                <text:p>2930.79860506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926.97185085416">
                <text:p>2926.97185085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923.1449623704">
                <text:p>2923.144962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919.3181410253">
                <text:p>2919.3181410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915.49131968021">
                <text:p>2915.49131968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911.66443119645">
                <text:p>2911.66443119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907.83767699003">
                <text:p>2907.83767699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904.01085564494">
                <text:p>2904.01085564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900.18410143852">
                <text:p>2900.18410143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896.35721295476">
                <text:p>2896.35721295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892.530324471">
                <text:p>2892.530324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888.70357026458">
                <text:p>2888.70357026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884.87674891949">
                <text:p>2884.87674891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881.04999471307">
                <text:p>2881.04999471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877.22297195196">
                <text:p>2877.22297195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873.39628488421">
                <text:p>2873.39628488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2869.5695306778">
                <text:p>2869.5695306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865.74264219403">
                <text:p>2865.74264219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861.91575371027">
                <text:p>2861.91575371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858.08899950385">
                <text:p>2858.08899950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854.26204388142">
                <text:p>2854.26204388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850.43535681367">
                <text:p>2850.43535681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2846.60853546858">
                <text:p>2846.60853546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842.78171412349">
                <text:p>2842.78171412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838.9548927784">
                <text:p>2838.9548927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835.12807143331">
                <text:p>2835.12807143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831.30125008821">
                <text:p>2831.30125008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2827.47436160445">
                <text:p>2827.47436160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2823.64760739803">
                <text:p>2823.64760739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2819.82078605294">
                <text:p>2819.8207860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2815.99396470785">
                <text:p>2815.99396470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2812.16714336276">
                <text:p>2812.16714336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2808.42263402939">
                <text:p>2808.42263402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2804.78333099484">
                <text:p>2804.78333099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801.14396082163">
                <text:p>2801.14396082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2797.50472492576">
                <text:p>2797.50472492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2793.86528761387">
                <text:p>2793.86528761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2790.22598457933">
                <text:p>2790.22598457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786.58668154478">
                <text:p>2786.58668154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2782.98437191844">
                <text:p>2782.984371918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2779.45584769249">
                <text:p>2779.45584769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2775.92739060521">
                <text:p>2775.92739060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2772.39879924059">
                <text:p>2772.39879924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2768.87034215331">
                <text:p>2768.870342153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2765.34181792736">
                <text:p>2765.34181792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2761.81322656274">
                <text:p>2761.81322656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2758.28476947546">
                <text:p>2758.28476947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2754.75624524951">
                <text:p>2754.7562452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2751.22778816223">
                <text:p>2751.22778816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2747.69919679761">
                <text:p>2747.699196797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2744.17060543299">
                <text:p>2744.17060543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2740.64221548438">
                <text:p>2740.64221548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2737.11369125843">
                <text:p>2737.113691258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2733.58516703248">
                <text:p>2733.58516703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2730.05657566786">
                <text:p>2730.056575667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2726.52818571925">
                <text:p>2726.52818571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2722.99959435463">
                <text:p>2722.9995943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2719.47113726735">
                <text:p>2719.47113726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2715.9426130414">
                <text:p>2715.9426130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2712.41415595412">
                <text:p>2712.41415595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2708.88563172817">
                <text:p>2708.885631728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2705.35704036355">
                <text:p>2705.35704036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2701.8285161376">
                <text:p>2701.8285161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2698.30005905032">
                <text:p>2698.30005905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2694.77153482437">
                <text:p>2694.77153482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2691.24301059842">
                <text:p>2691.243010598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2687.71455351114">
                <text:p>2687.71455351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2684.18596214652">
                <text:p>2684.18596214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680.65750505924">
                <text:p>2680.65750505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2677.12898083329">
                <text:p>2677.12898083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2673.60052374601">
                <text:p>2673.60052374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670.07199952006">
                <text:p>2670.07199952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2666.54340815544">
                <text:p>2666.543408155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663.01495106816">
                <text:p>2663.01495106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2659.48642684221">
                <text:p>2659.48642684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2655.95790261626">
                <text:p>2655.95790261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2652.42937839031">
                <text:p>2652.42937839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2648.90092130303">
                <text:p>2648.900921303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645.37232993841">
                <text:p>2645.37232993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641.84387285113">
                <text:p>2641.84387285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638.31534862518">
                <text:p>2638.31534862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634.89592474103">
                <text:p>2634.89592474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2631.47952209711">
                <text:p>2631.479522097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2628.06305231452">
                <text:p>2628.063052314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2624.64658253193">
                <text:p>2624.64658253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2621.23011274934">
                <text:p>2621.230112749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2617.81364296675">
                <text:p>2617.813642966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2614.39717318416">
                <text:p>2614.397173184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2610.98070340157">
                <text:p>2610.980703401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2607.56430075765">
                <text:p>2607.56430075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2604.14776383638">
                <text:p>2604.14776383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2600.73129405379">
                <text:p>2600.731294053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2597.31489140987">
                <text:p>2597.314891409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2593.89828734994">
                <text:p>2593.89828734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2590.48188470602">
                <text:p>2590.48188470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2587.07702991366">
                <text:p>2587.077029913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2583.71950788498">
                <text:p>2583.719507884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2580.34459694028">
                <text:p>2580.34459694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576.96961885691">
                <text:p>2576.96961885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73.59470791221">
                <text:p>2573.594707912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2570.21972982883">
                <text:p>2570.21972982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2566.8723457396">
                <text:p>2566.87234573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2563.56511057615">
                <text:p>2563.565110576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2560.25780827403">
                <text:p>2560.25780827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2556.95050597191">
                <text:p>2556.95050597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553.64320366979">
                <text:p>2553.643203669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2550.33596850634">
                <text:p>2550.335968506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2547.02859906554">
                <text:p>2547.028599065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2543.72129676342">
                <text:p>2543.721296763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2540.4139944613">
                <text:p>2540.41399446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2537.10669215918">
                <text:p>2537.10669215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2533.79945699573">
                <text:p>2533.79945699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